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Zen Hei" svg:font-family="WenQuanYi Zen Hei"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2" style:parent-style-name="Standard" style:family="paragraph">
      <style:text-properties fo:font-size="16pt" style:font-size-asian="16pt" style:font-size-complex="16pt"/>
    </style:style>
    <style:style style:name="P3" style:parent-style-name="Standard" style:family="paragraph">
      <style:text-properties fo:font-size="16pt" style:font-size-asian="16pt" style:font-size-complex="16pt"/>
    </style:style>
    <style:style style:name="P4" style:parent-style-name="Standard" style:family="paragraph">
      <style:text-properties fo:font-size="16pt" style:font-size-asian="16pt" style:font-size-complex="16pt"/>
    </style:style>
    <style:style style:name="P5" style:parent-style-name="Standard" style:family="paragraph">
      <style:text-properties fo:font-size="16pt" style:font-size-asian="16pt" style:font-size-complex="16pt"/>
    </style:style>
    <style:style style:name="P6" style:parent-style-name="Standard" style:family="paragraph">
      <style:text-properties fo:font-size="16pt" style:font-size-asian="16pt" style:font-size-complex="16pt"/>
    </style:style>
    <style:style style:name="P7" style:parent-style-name="Standard" style:family="paragraph">
      <style:text-properties fo:font-size="16pt" style:font-size-asian="16pt" style:font-size-complex="16pt"/>
    </style:style>
    <style:style style:name="P8" style:parent-style-name="Standard" style:family="paragraph">
      <style:text-properties fo:font-size="16pt" style:font-size-asian="16pt" style:font-size-complex="16pt"/>
    </style:style>
    <style:style style:name="P9" style:parent-style-name="Standard" style:family="paragraph">
      <style:text-properties fo:font-size="16pt" style:font-size-asian="16pt" style:font-size-complex="16pt"/>
    </style:style>
    <style:style style:name="P10" style:parent-style-name="Standard" style:family="paragraph">
      <style:text-properties fo:font-size="16pt" style:font-size-asian="16pt" style:font-size-complex="16pt"/>
    </style:style>
    <style:style style:name="P11" style:parent-style-name="Standard" style:family="paragraph">
      <style:text-properties fo:font-size="16pt" style:font-size-asian="16pt" style:font-size-complex="16pt"/>
    </style:style>
    <style:style style:name="P12" style:parent-style-name="Standard" style:family="paragraph">
      <style:text-properties fo:font-size="16pt" style:font-size-asian="16pt" style:font-size-complex="16pt"/>
    </style:style>
    <style:style style:name="P13" style:parent-style-name="Standard" style:list-style-name="LFO1" style:family="paragraph"/>
    <style:style style:name="T14" style:parent-style-name="DefaultParagraphFont" style:family="text">
      <style:text-properties fo:font-size="16pt" style:font-size-asian="16pt" style:font-size-complex="16pt"/>
    </style:style>
    <style:style style:name="T15" style:parent-style-name="DefaultParagraphFont" style:family="text">
      <style:text-properties fo:font-size="16pt" style:font-size-asian="16pt" style:font-size-complex="16pt"/>
    </style:style>
    <style:style style:name="T16" style:parent-style-name="DefaultParagraphFont" style:family="text">
      <style:text-properties fo:font-size="16pt" style:font-size-asian="16pt" style:font-size-complex="16pt"/>
    </style:style>
    <style:style style:name="T17" style:parent-style-name="DefaultParagraphFont" style:family="text">
      <style:text-properties fo:font-size="16pt" style:font-size-asian="16pt" style:font-size-complex="16pt"/>
    </style:style>
    <style:style style:name="P18" style:parent-style-name="Standard" style:list-style-name="LFO1" style:family="paragraph">
      <style:text-properties fo:font-size="16pt" style:font-size-asian="16pt" style:font-size-complex="16pt"/>
    </style:style>
    <style:style style:name="P19" style:parent-style-name="Standard" style:list-style-name="LFO1" style:family="paragraph">
      <style:text-properties fo:font-size="16pt" style:font-size-asian="16pt" style:font-size-complex="16pt"/>
    </style:style>
    <style:style style:name="P20" style:parent-style-name="Standard" style:list-style-name="LFO1" style:family="paragraph">
      <style:text-properties fo:font-size="16pt" style:font-size-asian="16pt" style:font-size-complex="16pt"/>
    </style:style>
    <style:style style:name="P21" style:parent-style-name="Standard" style:family="paragraph">
      <style:text-properties fo:font-size="16pt" style:font-size-asian="16pt" style:font-size-complex="16pt"/>
    </style:style>
    <style:style style:name="P22" style:parent-style-name="Standard" style:family="paragraph">
      <style:text-properties fo:font-size="16pt" style:font-size-asian="16pt" style:font-size-complex="16pt"/>
    </style:style>
    <style:style style:name="P23" style:parent-style-name="Standard" style:family="paragraph">
      <style:text-properties fo:font-size="16pt" style:font-size-asian="16pt" style:font-size-complex="16pt"/>
    </style:style>
    <style:style style:name="P24" style:parent-style-name="Standard" style:family="paragraph">
      <style:text-properties fo:font-size="16pt" style:font-size-asian="16pt" style:font-size-complex="16pt"/>
    </style:style>
    <style:style style:name="P25" style:parent-style-name="Standard" style:family="paragraph">
      <style:text-properties fo:font-size="16pt" style:font-size-asian="16pt" style:font-size-complex="16pt"/>
    </style:style>
    <style:style style:name="P26" style:parent-style-name="Standard" style:family="paragraph">
      <style:text-properties fo:font-size="16pt" style:font-size-asian="16pt" style:font-size-complex="16pt"/>
    </style:style>
    <style:style style:name="P27" style:parent-style-name="Standard" style:family="paragraph">
      <style:text-properties fo:font-size="16pt" style:font-size-asian="16pt" style:font-size-complex="16pt"/>
    </style:style>
    <style:style style:name="P28" style:parent-style-name="Standard" style:family="paragraph">
      <style:text-properties fo:font-size="16pt" style:font-size-asian="16pt" style:font-size-complex="16pt"/>
    </style:style>
    <style:style style:name="P29" style:parent-style-name="Standard" style:family="paragraph">
      <style:text-properties fo:font-size="16pt" style:font-size-asian="16pt" style:font-size-complex="16pt"/>
    </style:style>
    <style:style style:name="P30" style:parent-style-name="Standard" style:list-style-name="LFO2" style:family="paragraph">
      <style:text-properties fo:font-size="16pt" style:font-size-asian="16pt" style:font-size-complex="16pt"/>
    </style:style>
    <style:style style:name="P31" style:parent-style-name="Standard" style:list-style-name="LFO2" style:family="paragraph">
      <style:text-properties fo:font-size="16pt" style:font-size-asian="16pt" style:font-size-complex="16pt"/>
    </style:style>
    <style:style style:name="P32" style:parent-style-name="Standard" style:list-style-name="LFO2" style:family="paragraph"/>
    <style:style style:name="T33" style:parent-style-name="DefaultParagraphFont" style:family="text">
      <style:text-properties fo:font-size="16pt" style:font-size-asian="16pt" style:font-size-complex="16pt"/>
    </style:style>
    <style:style style:name="T34" style:parent-style-name="DefaultParagraphFont" style:family="text">
      <style:text-properties fo:font-size="16pt" style:font-size-asian="16pt" style:font-size-complex="16pt"/>
    </style:style>
    <style:style style:name="P35" style:parent-style-name="Standard" style:list-style-name="LFO2" style:family="paragraph">
      <style:text-properties fo:font-size="16pt" style:font-size-asian="16pt" style:font-size-complex="16pt"/>
    </style:style>
    <style:style style:name="P36" style:parent-style-name="Standard" style:list-style-name="LFO2" style:family="paragraph">
      <style:text-properties fo:font-size="16pt" style:font-size-asian="16pt" style:font-size-complex="16pt"/>
    </style:style>
    <style:style style:name="P37" style:parent-style-name="Standard" style:family="paragraph">
      <style:text-properties fo:font-size="16pt" style:font-size-asian="16pt" style:font-size-complex="16pt"/>
    </style:style>
    <style:style style:name="P38" style:parent-style-name="Standard" style:family="paragraph">
      <style:text-properties fo:font-size="16pt" style:font-size-asian="16pt" style:font-size-complex="16pt"/>
    </style:style>
    <style:style style:name="P39" style:parent-style-name="Standard" style:family="paragraph">
      <style:text-properties fo:font-size="16pt" style:font-size-asian="16pt" style:font-size-complex="16pt"/>
    </style:style>
    <style:style style:name="P40" style:parent-style-name="Standard" style:family="paragraph">
      <style:text-properties fo:font-size="16pt" style:font-size-asian="16pt" style:font-size-complex="16pt"/>
    </style:style>
    <style:style style:name="P41" style:parent-style-name="Standard" style:family="paragraph">
      <style:text-properties fo:font-size="16pt" style:font-size-asian="16pt" style:font-size-complex="16pt"/>
    </style:style>
    <style:style style:name="P42" style:parent-style-name="Standard" style:family="paragraph">
      <style:text-properties fo:font-size="16pt" style:font-size-asian="16pt" style:font-size-complex="16pt"/>
    </style:style>
    <style:style style:name="P43" style:parent-style-name="Standard" style:family="paragraph">
      <style:text-properties fo:font-size="16pt" style:font-size-asian="16pt" style:font-size-complex="16pt"/>
    </style:style>
    <style:style style:name="P44" style:parent-style-name="Standard" style:family="paragraph">
      <style:text-properties fo:font-size="16pt" style:font-size-asian="16pt" style:font-size-complex="16pt"/>
    </style:style>
    <style:style style:name="P45" style:parent-style-name="Standard" style:family="paragraph">
      <style:text-properties fo:font-size="16pt" style:font-size-asian="16pt" style:font-size-complex="16pt"/>
    </style:style>
    <style:style style:name="P46" style:parent-style-name="Standard" style:family="paragraph">
      <style:text-properties fo:font-size="16pt" style:font-size-asian="16pt" style:font-size-complex="16pt"/>
    </style:style>
    <style:style style:name="P47" style:parent-style-name="Standard" style:family="paragraph">
      <style:text-properties fo:font-size="16pt" style:font-size-asian="16pt" style:font-size-complex="16pt"/>
    </style:style>
    <style:style style:name="P48" style:parent-style-name="Standard" style:family="paragraph">
      <style:text-properties fo:font-size="16pt" style:font-size-asian="16pt" style:font-size-complex="16pt"/>
    </style:style>
    <style:style style:name="P49" style:parent-style-name="Standard" style:family="paragraph">
      <style:text-properties fo:font-size="16pt" style:font-size-asian="16pt" style:font-size-complex="16pt"/>
    </style:style>
    <style:style style:name="T50" style:parent-style-name="DefaultParagraphFont" style:family="text">
      <style:text-properties fo:font-size="16pt" style:font-size-asian="16pt" style:font-size-complex="16pt"/>
    </style:style>
  </office:automatic-styles>
  <office:body>
    <office:text text:use-soft-page-breaks="true">
      <text:p text:style-name="P1">INTERACTIVE MOVIE TICKET BOOKING SYSTEM</text:p>
      <text:p text:style-name="P2"/>
      <text:p text:style-name="P3"/>
      <text:p text:style-name="P4">The program basically resembles an on-line movie ticket booking system and maintains a database required for booking tickets. It stores all<text:s/>the recent releases, details provided by the user while creating profile, tickets booked by the user. Three files have been used for this pourpose. The program incorporates options for entering movies into database. Options for creating profile, viewing recent releases, deleting account, modifying account have also been provided.</text:p>
      <text:p text:style-name="P5"/>
      <text:p text:style-name="P6"/>
      <text:p text:style-name="P7">After the program is compiled and run, the homepage <text:s/>gets displayed(using the function-home() ) which provides user with five options that include-user login, creating account, executive login, viewing recent releases and exit. The <text:s/>user has to enter his choice int integer ranging from 1-5. If the user enters any other choice an error message gets printed and the home page is displayed again. Here switch has been used to compare the value entered by the user case by case.</text:p>
      <text:p text:style-name="P8">INPUT FORMAT:</text:p>
      <text:p text:style-name="P9"/>
      <text:p text:style-name="P10">1.Input is1:the function ulogin() is called. <text:s/>The program asks the user to enter his <text:s/>account id(a_id) and password. Then the file “user.txt” is opened in append+ mode and the file pointer is rewinded to the starting position of the file using rewind function().</text:p>
      <text:p text:style-name="P11">If the account id and password entered by the user matches one of the record in the file a welcome message is printed which provides the user with 6 options. Here again switch is used to compare different cases. If the specified account is not found or if the account id or password given by the user is incorrect an message is printed on the screen that the account was not found.</text:p>
      <text:p text:style-name="P12"/>
      <text:list text:style-name="LFO1" text:continue-numbering="true">
        <text:list-item>
          <text:p text:style-name="P13"><text:span text:style-name="T14">Input is 2: the function create() is called. The user is then pr</text:span><text:span text:style-name="T15">ompted by the function to enter fields like name, email, phone no. and a password for the account. Account no is randomly generated by the computer. The credits<text:s/></text:span><text:soft-page-break/><text:span text:style-name="T16">of the new account is set to 0. The file “user.txt” is opened in the append mode using the func</text:span><text:span text:style-name="T17">tion fopen() and the details of the new account is added to the file. The file is then closed using the fclose(FILE *fp) function. A message is printed on the screen telling the user that the account has ben created successfully.</text:span></text:p>
        </text:list-item>
        <text:list-item>
          <text:p text:style-name="P18">Input is 3: the function elogin() is called. It asks for the password. The password(auth) has been defined using #define and has been set equal to 1234. If the entered password <text:s/>is correct the user can enter movie into the database. The program then asks the user for different feilds like movie name, name of theatre, <text:s/>names of actors, critic rating,etc. The program then opens the file “exe.txt” in the append mode and enters the data into it. The file is subsequently closed using fclose().</text:p>
        </text:list-item>
        <text:list-item>
          <text:p text:style-name="P19">Input is 4: the function release is called.<text:s/>The file “exe.txt” is opened in the read mode and the data written int it is read using fread function and the details of movie are displayed on screen.</text:p>
        </text:list-item>
        <text:list-item>
          <text:p text:style-name="P20">Input is 5:exit() function defined under stdlib.h is called and the program exits.</text:p>
        </text:list-item>
      </text:list>
      <text:p text:style-name="P21"/>
      <text:p text:style-name="P22"/>
      <text:p text:style-name="P23"/>
      <text:p text:style-name="P24">After the user has successfully logged in it is provided with 6 options. Here again switch has been used to compare different cases.</text:p>
      <text:p text:style-name="P25"/>
      <text:p text:style-name="P26">INPUT FORMAT:</text:p>
      <text:p text:style-name="P27"/>
      <text:p text:style-name="P28">1.Input is 1: the function booker() <text:s/>is called. Files “tic.tx” and “exe.txt” are opened in the read mode. The user is<text:s/>prompted to enter movie name, theatre name. If the movie is found in the file the position of the pointer is stored using the ftell() function. The control then breaks out from the loop. The user is then prompted to enter the no of seats he wishes to book.<text:s/>If the no of seats entered by the user is less than the seats avalible for the entered show an error message will be displayed. Else tickets will be booked and seat no will be displayed.</text:p>
      <text:p text:style-name="P29"/>
      <text:list text:style-name="LFO2" text:continue-numbering="true">
        <text:list-item>
          <text:p text:style-name="P30">Input is 2:the user is asked to enter the new details <text:s/>of his profile. The file “user.txt” is opened and the pointer is taken to the position where the<text:s/><text:soft-page-break/>record being modified starts. The new data is over-written over the previously written data. The file is then closed.</text:p>
        </text:list-item>
        <text:list-item>
          <text:p text:style-name="P31">Input is 3:the account id is set to 0 and the password is stored as null character. The account is then over-written over the previous details. The file is then closed. A message is printed that the account has been deleted.</text:p>
        </text:list-item>
        <text:list-item>
          <text:p text:style-name="P32"><text:span text:style-name="T33">Input is 4: the details of account read using fread() function is printed on the scr</text:span><text:span text:style-name="T34">een. The file is then closed.</text:span></text:p>
        </text:list-item>
        <text:list-item>
          <text:p text:style-name="P35">Input is 5:the function history() is called. It opens the file “tic.txt” in which the tickets are stored. It searches for the account id and displays the ticket with the matching account id.</text:p>
        </text:list-item>
        <text:list-item>
          <text:p text:style-name="P36">Input is 6: the file is closed and<text:s/>control exits from the switch and the home page gets displayed.</text:p>
        </text:list-item>
      </text:list>
      <text:p text:style-name="P37"/>
      <text:p text:style-name="P38"/>
      <text:p text:style-name="P39"/>
      <text:p text:style-name="P40">Structures have been employed to enter data relating to one subject. These have been then written in the file and read from the file using fwrite() and fread() functions <text:s/>respectively.</text:p>
      <text:p text:style-name="P41"/>
      <text:p text:style-name="P42"/>
      <text:p text:style-name="P43"/>
      <text:p text:style-name="P44"/>
      <text:p text:style-name="P45">Made by-</text:p>
      <text:p text:style-name="P46"/>
      <text:p text:style-name="P47">1.ANIRUDDH RAMRAKHYANI</text:p>
      <text:p text:style-name="P48">UG201113005</text:p>
      <text:p text:style-name="P49">EE<?opendocument cursor-position?></text:p>
      <text:p text:style-name="Standard"><text:span text:style-name="T50">G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Zen Hei" svg:font-family="WenQuanYi Zen Hei"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Zen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aniruddh</dc:creator>
    <meta:creation-date>2011-11-19T12:15:00Z</meta:creation-date>
    <dc:date>2014-03-23T08:40:00Z</dc:date>
    <meta:template xlink:href="Normal" xlink:type="simple"/>
    <meta:editing-cycles>3</meta:editing-cycles>
    <meta:editing-duration>PT0S</meta:editing-duration>
    <meta:document-statistic meta:page-count="3" meta:paragraph-count="9" meta:word-count="721" meta:character-count="4826" meta:row-count="34" meta:non-whitespace-character-count="4114"/>
  </office:meta>
</office:document-meta>
</file>